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f75316"/>
    </style:style>
    <style:style style:name="P3" style:family="paragraph" style:parent-style-name="Text_20_body">
      <style:text-properties officeooo:paragraph-rsid="0381347a"/>
    </style:style>
    <style:style style:name="P4" style:family="paragraph" style:parent-style-name="Text_20_body">
      <style:text-properties officeooo:rsid="0387212b" officeooo:paragraph-rsid="038e7ec4"/>
    </style:style>
    <style:style style:name="P5" style:family="paragraph" style:parent-style-name="Text_20_body">
      <style:text-properties officeooo:paragraph-rsid="0382ea1a"/>
    </style:style>
    <style:style style:name="P6" style:family="paragraph" style:parent-style-name="Text_20_body">
      <style:text-properties officeooo:paragraph-rsid="0397a97e"/>
    </style:style>
    <style:style style:name="P7" style:family="paragraph" style:parent-style-name="Text_20_body">
      <style:text-properties officeooo:rsid="0398dae1" officeooo:paragraph-rsid="0398dae1"/>
    </style:style>
    <style:style style:name="P8" style:family="paragraph" style:parent-style-name="Text_20_body">
      <style:text-properties officeooo:paragraph-rsid="03970d81"/>
    </style:style>
    <style:style style:name="P9" style:family="paragraph" style:parent-style-name="Text_20_body">
      <style:text-properties officeooo:rsid="03993943" officeooo:paragraph-rsid="03993943"/>
    </style:style>
    <style:style style:name="P10" style:family="paragraph" style:parent-style-name="Text_20_body">
      <style:text-properties officeooo:paragraph-rsid="03993943"/>
    </style:style>
    <style:style style:name="P11" style:family="paragraph" style:parent-style-name="Text_20_body">
      <style:paragraph-properties fo:margin-left="0in" fo:margin-right="0in" fo:text-indent="0in" style:auto-text-indent="false"/>
      <style:text-properties officeooo:paragraph-rsid="0398dae1"/>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363d9f8" style:font-weight-asian="bold" style:font-weight-complex="bold"/>
    </style:style>
    <style:style style:name="T4" style:family="text">
      <style:text-properties fo:font-weight="bold" officeooo:rsid="035c0d30" style:font-weight-asian="bold" style:font-weight-complex="bold"/>
    </style:style>
    <style:style style:name="T5" style:family="text">
      <style:text-properties fo:font-weight="bold" officeooo:rsid="03738ef3" style:font-weight-asian="bold" style:font-weight-complex="bold"/>
    </style:style>
    <style:style style:name="T6" style:family="text">
      <style:text-properties fo:font-weight="bold" officeooo:rsid="0382ea1a" style:font-weight-asian="bold" style:font-weight-complex="bold"/>
    </style:style>
    <style:style style:name="T7" style:family="text">
      <style:text-properties fo:font-weight="bold" officeooo:rsid="03868d5d" style:font-weight-asian="bold" style:font-weight-complex="bold"/>
    </style:style>
    <style:style style:name="T8" style:family="text">
      <style:text-properties fo:font-weight="bold" officeooo:rsid="03926138" style:font-weight-asian="bold" style:font-weight-complex="bold"/>
    </style:style>
    <style:style style:name="T9" style:family="text">
      <style:text-properties fo:font-weight="bold" officeooo:rsid="0377c7e7" style:font-weight-asian="bold" style:font-weight-complex="bold"/>
    </style:style>
    <style:style style:name="T10" style:family="text">
      <style:text-properties fo:font-weight="bold" officeooo:rsid="0392f2a9" style:font-weight-asian="bold" style:font-weight-complex="bold"/>
    </style:style>
    <style:style style:name="T11" style:family="text">
      <style:text-properties fo:font-weight="bold" officeooo:rsid="0397a97e" style:font-weight-asian="bold" style:font-weight-complex="bold"/>
    </style:style>
    <style:style style:name="T12" style:family="text">
      <style:text-properties fo:font-weight="bold" officeooo:rsid="0398dae1" style:font-weight-asian="bold" style:font-weight-complex="bold"/>
    </style:style>
    <style:style style:name="T13" style:family="text">
      <style:text-properties fo:font-weight="bold" officeooo:rsid="03970d81" style:font-weight-asian="bold" style:font-weight-complex="bold"/>
    </style:style>
    <style:style style:name="T14" style:family="text">
      <style:text-properties fo:font-weight="bold" officeooo:rsid="03993943"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363d9f8" style:font-weight-asian="normal" style:font-weight-complex="normal"/>
    </style:style>
    <style:style style:name="T17" style:family="text">
      <style:text-properties fo:font-weight="normal" officeooo:rsid="03886218" style:font-weight-asian="normal" style:font-weight-complex="normal"/>
    </style:style>
    <style:style style:name="T18" style:family="text">
      <style:text-properties fo:font-weight="normal" officeooo:rsid="038c5abb" style:font-weight-asian="normal" style:font-weight-complex="normal"/>
    </style:style>
    <style:style style:name="T19" style:family="text">
      <style:text-properties fo:font-weight="normal" officeooo:rsid="039076c6" style:font-weight-asian="normal" style:font-weight-complex="normal"/>
    </style:style>
    <style:style style:name="T20" style:family="text">
      <style:text-properties fo:font-weight="normal" officeooo:rsid="03915f81" style:font-weight-asian="normal" style:font-weight-complex="normal"/>
    </style:style>
    <style:style style:name="T21" style:family="text">
      <style:text-properties fo:font-weight="normal" officeooo:rsid="039176a8" style:font-weight-asian="normal" style:font-weight-complex="normal"/>
    </style:style>
    <style:style style:name="T22" style:family="text">
      <style:text-properties fo:font-weight="normal" officeooo:rsid="0377c7e7" style:font-weight-asian="normal" style:font-weight-complex="normal"/>
    </style:style>
    <style:style style:name="T23" style:family="text">
      <style:text-properties fo:font-weight="normal" officeooo:rsid="03926138" style:font-weight-asian="normal" style:font-weight-complex="normal"/>
    </style:style>
    <style:style style:name="T24" style:family="text">
      <style:text-properties fo:font-weight="normal" officeooo:rsid="0392f2a9" style:font-weight-asian="normal" style:font-weight-complex="normal"/>
    </style:style>
    <style:style style:name="T25" style:family="text">
      <style:text-properties fo:font-weight="normal" officeooo:rsid="0395ad6c" style:font-weight-asian="normal" style:font-weight-complex="normal"/>
    </style:style>
    <style:style style:name="T26" style:family="text">
      <style:text-properties fo:font-weight="normal" officeooo:rsid="03970d81" style:font-weight-asian="normal" style:font-weight-complex="normal"/>
    </style:style>
    <style:style style:name="T27" style:family="text">
      <style:text-properties fo:font-weight="normal" officeooo:rsid="0397a97e" style:font-weight-asian="normal" style:font-weight-complex="normal"/>
    </style:style>
    <style:style style:name="T28" style:family="text">
      <style:text-properties fo:font-weight="normal" officeooo:rsid="0398dae1" style:font-weight-asian="normal" style:font-weight-complex="normal"/>
    </style:style>
    <style:style style:name="T29" style:family="text">
      <style:text-properties fo:font-weight="normal" officeooo:rsid="03993943" style:font-weight-asian="normal" style:font-weight-complex="normal"/>
    </style:style>
    <style:style style:name="T30" style:family="text">
      <style:text-properties fo:font-weight="normal" officeooo:rsid="039a931a" style:font-weight-asian="normal" style:font-weight-complex="normal"/>
    </style:style>
    <style:style style:name="T31" style:family="text">
      <style:text-properties officeooo:rsid="00e51007"/>
    </style:style>
    <style:style style:name="T32" style:family="text">
      <style:text-properties officeooo:rsid="0379d209"/>
    </style:style>
    <style:style style:name="T33" style:family="text">
      <style:text-properties officeooo:rsid="038eac7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3">31 March</text:span> 20<text:span text:style-name="T32">20</text:span></text:p>
      <text:p text:style-name="P2"><text:span text:style-name="T2">[0]</text:span><text:span text:style-name="T31"> Hey listener folks it's April 2020, this is BCB Radio and a very special welcome to the IT Stuff End Of The World Partayy! Yeah its a very special live edition of IT Stuff, cos we were all alive when we recorded it, yeah? obviously you listeners must be still alive, well unless the ambulance crew left yer radio on when they carried you out. So, big shout out to all those empty listener kitchens, yeah! And here to stop me wittering, it's Shi and Kriss. And I'm Joe Wicks. </text:span></text:p>
      <text:p text:style-name="P5"><text:span text:style-name="T6">[</text:span><text:span text:style-name="T7">2</text:span><text:span text:style-name="T6">]</text:span><text:span text:style-name="T18"> </text:span><text:span text:style-name="T26">So. Let's kick off, there are two themes running through the show this week, one of them is </text:span><text:span text:style-name="T27">the plague, </text:span><text:span text:style-name="T26">we're all gonna die, obviously, the other is Spaaaaaace! And what do they have to do with each other? It was announced this month that seti@home is closing. What was that? Why is it closing? But the spinoff is folding@home and the coronavirus thing is now the most powerful computing resource on the planet, estimated 1.5 exaflop - the IBM summit is </text:span><text:bookmark text:name="intelliTXT"/><text:span text:style-name="T26">a bit less than 150 petaflops</text:span></text:p>
      <text:p text:style-name="P8"><text:span text:style-name="T13">[6]</text:span><text:span text:style-name="T26"> another intersection of space and the plague, a bored astrophysicist in Australia got magnets up his nose. </text:span><text:span text:style-name="T15">Dr Daniel Reardon</text:span><text:span text:style-name="T26"> </text:span><text:span text:style-name="T28">wanted to invent a necklace that warned when you touch your face. </text:span><text:span text:style-name="T29">Less funny, over in Italy they needed spare valves for their ventilators in a hurry, they were quoted weeks to deliver and ten grand a pop so somebody knocked up a 3d print in an afternoon</text:span></text:p>
      <text:p text:style-name="P7"><text:span text:style-name="T1">[</text:span><text:span text:style-name="T14">8</text:span><text:span text:style-name="T1">]</text:span><text:span text:style-name="T15"> Meanwhile there's lots of talk about the interwebs </text:span><text:span text:style-name="T29">being throttled. Amazon Netflix Youtube etc. Ofcom advice bla bla bla WHY?? </text:span><text:span text:style-name="T30">Also fact check on the carbon footprint of Netflix tl;dr it's fine</text:span></text:p>
      <text:p text:style-name="P10"><text:span text:style-name="T29">And Zoom is everywhere, days after </text:span><text:span text:style-name="T30">being banned by the MoD it was used for a cabinet meeting.</text:span><text:span text:style-name="T29"> </text:span><text:span text:style-name="T30">A</text:span><text:span text:style-name="T29">dvertising partners were described as “</text:span><text:span text:style-name="T15">vampires feeding on the blood of human data</text:span><text:span text:style-name="T29">”</text:span></text:p>
      <text:p text:style-name="P9"><text:span text:style-name="T1">[11]</text:span><text:span text:style-name="T15"> There's some perks of the lockdown. Free Pornhub Premium in Italy. Data caps lifted. And on the Internet Archive there's a National Emergency Library. </text:span></text:p>
      <text:p text:style-name="P4"><text:span text:style-name="T6">[</text:span><text:span text:style-name="T1">14]</text:span><text:span text:style-name="T17"> </text:span><text:span text:style-name="T19">Right. Enough of that. </text:span><text:span text:style-name="T17">Listeners. </text:span><text:span text:style-name="T21">Oi! Shut up</text:span><text:span text:style-name="T19"> </text:span><text:span text:style-name="T21">s</text:span><text:span text:style-name="T19">it up pay attention. IT Stuff check. </text:span><text:span text:style-name="T17">BCB Radio </text:span><text:span text:style-name="T19">check.</text:span><text:span text:style-name="T17"> 106.6fm </text:span><text:span text:style-name="T19">check. </text:span><text:span text:style-name="T21">We good? No? Right then see if we care,</text:span><text:span text:style-name="T20"> go outside, </text:span><text:span text:style-name="T21">go on </text:span><text:span text:style-name="T20">it's only thirty quid if you pay </text:span><text:span text:style-name="T21">quick</text:span><text:span text:style-name="T20">. </text:span><text:span text:style-name="T24">clear off! </text:span><text:span text:style-name="T20">right have they gone? flamin extroverts</text:span><text:span text:style-name="T24">,</text:span><text:span text:style-name="T20"> </text:span><text:span text:style-name="T24">isolation, they can't hack it</text:span></text:p>
      <text:p text:style-name="P11"><text:span text:style-name="T4">[</text:span><text:span text:style-name="T5">1</text:span><text:span text:style-name="T7">5</text:span><text:span text:style-name="T5">]</text:span><text:span text:style-name="T17"> </text:span><text:span text:style-name="T28">Back to space plague! NASA has shared astronaut Anne McClain's top five tips for living together in confined spaces for long periods of time. </text:span><text:a xlink:type="simple" xlink:href="https://www.nasa.gov/feature/an-astronaut-s-tips-for-living-in-space-or-anywhere" text:style-name="Internet_20_link" text:visited-style-name="Visited_20_Internet_20_Link"><text:span text:style-name="T28">Here we go!</text:span></text:a></text:p>
      <text:p text:style-name="P11"><text:span text:style-name="T12">[18] </text:span><text:span text:style-name="T11">[SINGULARITY]</text:span><text:span text:style-name="T27"> Over in China where facial recognition fights crime, face recog co Hanwang has 2 million cameras across the world, they have just rolled out a new enhancement applying facial recognition to people wearing facemasks, 95% accurate. A team at the University of Bradford published a study last year showing they could train a facial recognition program to accurately recognize half-faces by deleting parts of the photos they used to train the software.</text:span></text:p>
      <text:p text:style-name="P11"><text:span text:style-name="T27">M</text:span><text:span text:style-name="T28">eanwhile in Space, new video processing tech is promising a HD reboot of DS9 and Voyager. They were originally mastered in NTSC video but somebody's run a few clips through </text:span><text:span text:style-name="T15">Gigapixel AI</text:span><text:span text:style-name="T28"> (a commercial tool) and it was fab.</text:span></text:p>
      <text:p text:style-name="P3"><text:span text:style-name="T3">[2</text:span><text:span text:style-name="T8">3</text:span><text:span text:style-name="T3">]</text:span><text:span text:style-name="T16"> Elon You're Drunk </text:span><text:span text:style-name="T3">[HARAMBE]</text:span><text:span text:style-name="T16"> </text:span><text:span text:style-name="T26">well we're back with the plague and space thing, what with one thing and another Elon wants to crack on with his Mars colony. He wants SpaceX to crank out one of his new Starship rockets per week - which are truly huge and haven't really flown yet, </text:span><text:span text:style-name="T27">the first one blew up on the pad</text:span><text:span text:style-name="T26"> - </text:span><text:span text:style-name="T27">Elon</text:span><text:span text:style-name="T26"> held a company meeting at 1am to double the workforce. Meanwhile he's said that SpaceX and Tesla 'could' manufacture ventilators. </text:span></text:p>
      <text:p text:style-name="P6"><text:span text:style-name="T9">[25]</text:span><text:span text:style-name="T22"> </text:span><text:span text:style-name="T23">And that's it, end of show, as always we'll be back again 28 days later, bizarrely that'll be the second IT Stuff in the calendar month of April. </text:span><text:span text:style-name="T27">Still on the space plague thing w</text:span><text:span text:style-name="T25">e leave you with Standers Trio </text:span><text:span text:style-name="T27">and</text:span><text:span text:style-name="T25"> Fly Me To The Mon </text:span><text:span text:style-name="T27">(might be a typo)</text:span><text:span text:style-name="T25">, followed by, from the soundtrack of the 2011 film Contagion They’re Calling My Flight. </text:span><text:span text:style-name="T23">Exciting time in the world right now. </text:span><text:span text:style-name="T24"><text:line-break/></text:span><text:a xlink:type="simple" xlink:href="https://www.youtube.com/watch?v=wglPmmFxkaw" text:style-name="Internet_20_link" text:visited-style-name="Visited_20_Internet_20_Link"><text:span text:style-name="T10">https://www.youtube.com/watch?v=wglPmmFxkaw</text:span></text:a><text:span text:style-name="T10"><text:line-break/></text:span><text:a xlink:type="simple" xlink:href="https://www.youtube.com/watch?v=DBY7FnkNI4c" text:style-name="Internet_20_link" text:visited-style-name="Visited_20_Internet_20_Link"><text:span text:style-name="T10">https://www.youtube.com/watch?v=DBY7FnkNI4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20-03-31T12:58:13.148787824</dc:date>
    <meta:editing-duration>P1DT13M55S</meta:editing-duration>
    <meta:editing-cycles>181</meta:editing-cycles>
    <meta:generator>LibreOffice/6.1.4.2$Linux_X86_64 LibreOffice_project/10$Build-2</meta:generator>
    <meta:document-statistic meta:table-count="0" meta:image-count="0" meta:object-count="0" meta:page-count="1" meta:paragraph-count="13" meta:word-count="698" meta:character-count="3984" meta:non-whitespace-character-count="3295"/>
  </office:meta>
</office:document-meta>
</file>